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en" fo:country="US" officeooo:paragraph-rsid="00064b0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en" fo:country="US" fo:font-weight="bold" style:font-weight-asian="bold" style:font-weight-complex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language="pt" fo:country="BR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font-size="16pt" fo:language="en" fo:country="US" officeooo:rsid="00064b0d" officeooo:paragraph-rsid="00064b0d" style:font-size-asian="16pt" style:font-size-complex="16pt" loext:padding="0cm" loext:border="non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4b0d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officeooo:rsid="00064b0d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MER - GESP</text:span></text:p>
      <text:p text:style-name="P1"><text:span text:style-name="T5">Gerente</text:span></text:p>
      <text:p text:style-name="P1"><text:span text:style-name="T1">codGer, telefone, nome(priNome, ultNome), sexo, dataNascGe</text:span><text:span text:style-name="T2">r</text:span></text:p>
      <text:p text:style-name="P2"><text:span text:style-name="T1">Funcionário</text:span></text:p>
      <text:p text:style-name="P3">codFunc, telefone, nome(priNome, ultNome), sexo, dataNascFunc</text:p>
      <text:p text:style-name="P2"><text:span text:style-name="T1">Cliente</text:span></text:p>
      <text:p text:style-name="P3">CPFCliente, telefone, nome(priNome, ultNome), sexo, endereco, dataNascCliente</text:p>
      <text:p text:style-name="P2"><text:span text:style-name="T1">Produto</text:span></text:p>
      <text:p text:style-name="P3">codigoProduto, quantProduto, preçoCompra, preçoProduto, dataAquisição(dia, mês, ano), dataVend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10:15:25.937000000</meta:creation-date>
    <dc:date>2022-11-16T10:18:07.835000000</dc:date>
    <meta:editing-duration>PT2M42S</meta:editing-duration>
    <meta:editing-cycles>1</meta:editing-cycles>
    <meta:document-statistic meta:table-count="0" meta:image-count="0" meta:object-count="0" meta:page-count="1" meta:paragraph-count="9" meta:word-count="34" meta:character-count="334" meta:non-whitespace-character-count="309"/>
    <meta:generator>LibreOffice/7.4.0.3$Windows_X86_64 LibreOffice_project/f85e47c08ddd19c015c0114a68350214f7066f5a</meta:generator>
  </office:meta>
</office:document-meta>
</file>